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Hmmm... What should we write? It’s been a while since I wrote on PC... The goal is to improve my writing while the world is being created. So, a story. Any you want. </text:p>
      <text:p text:style-name="Normal">Let’s go to the future this time, shall we? Kairi Yagi’s Fluorite Eyes Song is quite something. I like it. A lot. Not sure why. Emotions.</text:p>
      <text:p text:style-name="Normal">Well, I said let’s go to the future, but my mind seems very attached to places that don’t exist anywhere, except in my mind. Then, change of course, let’s go to wherever we take ourselves. I want fun. Let’s continue her story. The beginning only exists in my memories now, so I have the freedom to skip some parts I’m not interested in writing. Still, let’s stay loyal to the premises.</text:p>
      <text:p text:style-name="Normal"/>
      <text:p text:style-name="Normal">Tonight, she didn’t hold back. She didn’t leave the decision to chance, nor did she leave it to a friend. It didn’t even occur to her to keep her emotions in check. No, she just opened the door and closed it behind her. All along she’d kept her eyes closed, for no other reason than she felt like surprising herself. She took a few steps, eyes still shut, and tried to guess what the world looked like.</text:p>
      <text:p text:style-name="Normal">“Let there be snow!” and she opened her eyes.</text:p>
      <text:p text:style-name="Normal">But there was no snow. Instead, there was a great plain, and there was a night sky. The night’s colour was all around her. It was a faint dark veil on the earth she stood on, and everywhere else, it was the incarnation of infinity, embracing everything within itself, soothing in its depth. And the stars, following its example, defied the impossible and chose to represent innumerability. Countlessly, they punctuated the sky and, like a pure white rainbow of ethereal light, they cut across it all from one horizon to another. Tonight, this world’s Milky Way was beautiful.</text:p>
      <text:p text:style-name="Normal">Losing herself in it, she thought that maybe it was enough to reach up to pluck a star.</text:p>
      <text:p text:style-name="Normal">Here there were no clouds to obstruct her sight, from the surface there came no light to pollute. Tonight, behind the door, there was a peaceful night. <text:s text:c="2"/></text:p>
      <text:p text:style-name="Normal">She simply stood still, for a little while. Then, she wondered whether it would be better if she looked at the sky while lying down. Maybe, that was exactly what it was made for. As she sat down, a thought passed her mind, a thought that wasn’t hers. <text:span text:style-name="T1">For all, a soul, for you, a heart. Tell me, what story shall we tell the stars tonight?</text:span> And so, because these words belonged to someone else, she asked herself: </text:p>
      <text:p text:style-name="Normal">“Right now, how many are like me, gazing at what I’m gazing?”</text:p>
      <text:p text:style-name="Normal">To her back the earth was soft, and the air around, though it should have felt cold, she could find no word for it but ‘fresh’. Strangely enough, it seems that the night made it warmer for her. </text:p>
      <text:p text:style-name="Normal">“You’re unusually quiet, this evening, and I think this is the first time you’ve made yourself this pretty. Did something good happen, or maybe... Are we expecting someon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